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2.307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117cm"/>
    </style:style>
    <style:style style:name="Table1.4" style:family="table-row">
      <style:table-row-properties style:min-row-height="2.487cm"/>
    </style:style>
    <style:style style:name="P1" style:family="paragraph" style:parent-style-name="Standard">
      <style:text-properties officeooo:rsid="00061087" officeooo:paragraph-rsid="00061087"/>
    </style:style>
    <style:style style:name="P2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61087" officeooo:paragraph-rsid="00061087"/>
    </style:style>
    <style:style style:name="P3" style:family="paragraph" style:parent-style-name="Table_20_Contents">
      <style:text-properties officeooo:rsid="00061087" officeooo:paragraph-rsid="00061087"/>
    </style:style>
    <style:style style:name="P4" style:family="paragraph" style:parent-style-name="Table_20_Contents">
      <style:paragraph-properties fo:text-align="center" style:justify-single-word="false"/>
      <style:text-properties officeooo:rsid="00061087" officeooo:paragraph-rsid="00061087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: 5to básico.</text:p>
      <text:p text:style-name="P2">Asignatura: Ciencias Naturales.</text:p>
      <text:p text:style-name="P1"/>
      <text:p text:style-name="P1"><text:span text:style-name="T1">Taller de observación científica y toma de datos</text:span>.</text:p>
      <text:p text:style-name="P1"/>
      <text:p text:style-name="P1">Integrantes: _____________________________________ <text:s text:c="7"/>Fecha: ___________</text:p>
      <text:p text:style-name="P1"><text:s text:c="20"/>_____________________________________</text:p>
      <text:p text:style-name="P1"><text:s text:c="20"/>_____________________________________</text:p>
      <text:p text:style-name="P1"><text:s text:c="20"/>_____________________________________</text:p>
      <text:p text:style-name="P1"/>
      <text:p text:style-name="P1">1- Luego de tomar las muestras y almacenarlas correctamente:</text:p>
      <text:p text:style-name="P1"/>
      <text:p text:style-name="P1">a- Describe los objetos extrajiste</text:p>
      <text:p text:style-name="P1"/>
      <text:p text:style-name="P1">a1 _________________________ <text:s text:c="3"/>a2 ________________________ <text:s text:c="2"/>a3 ___________________</text:p>
      <text:p text:style-name="P1"/>
      <text:p text:style-name="P1">b- Responde: ¿Por qué crees que estas muestras tienen vida?</text:p>
      <text:p text:style-name="P1"/>
      <text:p text:style-name="P1">R: ________________________________________________________________</text:p>
      <text:p text:style-name="P1"><text:s/>__________________________________________________________________</text:p>
      <text:p text:style-name="P1"/>
      <text:p text:style-name="P1">c- ¿Que observaste en cada muestra al verla al microscopio? Nombra la muestra y anota cómo se veía al microscopio.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Muestra</text:p>
          </table:table-cell>
          <table:table-cell table:style-name="Table1.B1" office:value-type="string">
            <text:p text:style-name="P4">Observación</text:p>
          </table:table-cell>
        </table:table-row>
        <table:table-row table:style-name="Table1.2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4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>d- ¿Que diferencias tenía la muestra al observarlas al ojo desnudo y luego al microscopio? ¿Observaste cosas nuevas? Si las observaste, descríbelas.</text:p>
      <text:p text:style-name="P1"/>
      <text:p text:style-name="P1">R: ______________________________________________________________________________</text:p>
      <text:p text:style-name="P1"/>
      <text:p text:style-name="P1">e- ¿Trabajaste de manera colaborativa con tus compañeros? Si _____ <text:s text:c="4"/>No ______</text:p>
      <text:p text:style-name="P1">f- ¿Que nota le pondrías a tu trabajo personal de 4.0 a 7.0? <text:s text:c="2"/>Nota : 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20:40:19.815346376</meta:creation-date>
    <dc:date>2016-03-17T20:53:47.159522482</dc:date>
    <meta:editing-duration>PT13M27S</meta:editing-duration>
    <meta:editing-cycles>1</meta:editing-cycles>
    <meta:document-statistic meta:table-count="1" meta:image-count="0" meta:object-count="0" meta:page-count="1" meta:paragraph-count="20" meta:word-count="128" meta:character-count="1238" meta:non-whitespace-character-count="1051"/>
    <meta:generator>LibreOffice/5.0.3.2$Linux_X86_64 LibreOffice_project/00m0$Build-2</meta:generator>
  </office:meta>
</office:document-meta>
</file>